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2.0pt" fo:color="#80008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on run {input, parameters}</text:p>
      <text:p text:style-name="P1"><text:tab/>set theURLs to paragraphs of (the clipboard)</text:p>
      <text:p text:style-name="P1"><text:tab/>tell application "Google Chrome"</text:p>
      <text:p text:style-name="P1"><text:tab/><text:tab/>tell front window</text:p>
      <text:p text:style-name="P1"><text:tab/><text:tab/><text:tab/>repeat with i from 1 to the length of theURLs</text:p>
      <text:p text:style-name="P1"><text:tab/><text:tab/><text:tab/><text:tab/>set activetab to make new tab at end of tabs with properties {URL:item i of theURLs}</text:p>
      <text:p text:style-name="P1"><text:tab/><text:tab/><text:tab/>end repeat</text:p>
      <text:p text:style-name="P1"><text:tab/><text:tab/>end tell</text:p>
      <text:p text:style-name="P1"><text:tab/>end tell</text:p>
      <text:p text:style-name="P1">end r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</meta:generator>
  </office:meta>
</office:document-meta>
</file>